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47cm"/>
    </style:style>
    <style:style style:name="co2" style:family="table-column">
      <style:table-column-properties fo:break-before="auto" style:column-width="3.701cm"/>
    </style:style>
    <style:style style:name="co3" style:family="table-column">
      <style:table-column-properties fo:break-before="auto" style:column-width="4.313cm"/>
    </style:style>
    <style:style style:name="co4" style:family="table-column">
      <style:table-column-properties fo:break-before="auto" style:column-width="5.098cm"/>
    </style:style>
    <style:style style:name="co5" style:family="table-column">
      <style:table-column-properties fo:break-before="auto" style:column-width="2.524cm"/>
    </style:style>
    <style:style style:name="co6" style:family="table-column">
      <style:table-column-properties fo:break-before="auto" style:column-width="2.425cm"/>
    </style:style>
    <style:style style:name="co7" style:family="table-column">
      <style:table-column-properties fo:break-before="auto" style:column-width="4.404cm"/>
    </style:style>
    <style:style style:name="co8" style:family="table-column">
      <style:table-column-properties fo:break-before="auto" style:column-width="2.254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47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26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333333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026cm solid #000000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26cm solid #000000" style:diagonal-bl-tr="none" style:diagonal-tl-br="none" fo:border-left="0.026cm solid #000000" fo:border-right="0.026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26cm solid #000000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0" table:default-cell-style-name="Default"/>
        <table:table-column table:style-name="co10" table:number-columns-repeated="996" table:default-cell-style-name="Default"/>
        <table:table-row table:style-name="ro1">
          <table:table-cell table:style-name="ce1" office:value-type="string">
            <text:p>НАЗВАНИЕ ТОВАРА</text:p>
          </table:table-cell>
          <table:table-cell table:style-name="ce1" office:value-type="string">
            <text:p>СЕКТОР</text:p>
          </table:table-cell>
          <table:table-cell table:style-name="ce1" office:value-type="string">
            <text:p>ПОЛОЖЕНИЕ В СЕКТОРЕ</text:p>
          </table:table-cell>
          <table:table-cell table:style-name="ce1" office:value-type="string">
            <text:p>ПОСТАВЩИК</text:p>
          </table:table-cell>
          <table:table-cell table:style-name="ce7" office:value-type="string">
            <text:p>КОЛИЧЕСТВО</text:p>
          </table:table-cell>
          <table:table-cell table:style-name="ce1" office:value-type="string">
            <text:p>ЦЕНА</text:p>
          </table:table-cell>
          <table:table-cell table:style-name="ce1" office:value-type="string">
            <text:p>ЗАКУПОЧНАЯ ЦЕНА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ветровик mitsubishi pajero sport 2016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pajero sport 1997-2004 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2" office:value-type="string">
            <text:p>slivar star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80 4d 86-94r 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2" office:value-type="string">
            <text:p>heko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pontiak vibe 1 2001/ toyota matrix 2001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2" office:value-type="string">
            <text:p>cobra tuning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land rover range rover 3 внедорожник 2002-2012 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6" office:value-type="string">
            <text:p>delta auto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land rover range rover 4 внедорожник 2012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2" office:value-type="string">
            <text:p>дельта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land rover range rover sport 1 2005-2012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2" office:value-type="string">
            <text:p>cobra tuning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3 HB 2009-2013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6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 office:value-type="string">
            <text:p>Ветровик ????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2" office:value-type="string">
            <text:p>Carl steel man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Dodge caliber 2006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olvo xc60 c 2008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LAnd rover Discovery 3 2004-2009/discovery 4 2009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Jeep compass (MP) 2017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JEEP GRAND CHEROKEE 1994-1999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olvo s60 c 2010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Subaru XV 2011-2017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olvo xc70 2007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<text:s/>SubARU OUTBACK c 2015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Lexus rx 2003-2009/ toyota harrier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6" office:value-type="string">
            <text:p>?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Lexus RX <text:s/>2010-2015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CHRYSTLER VOYAGER 1995-2008 / <text:s/>DODGE CARAVAN 1995-2007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land rover freelander c 2006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Jeep GRAND CHEROKEE 1993-1999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subaru XV 2011-2017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2" office:value-type="string">
            <text:p>cobra tuning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Jeep cherokee (KL-) 2013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great wall hover h6 2011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Jeep compass 2013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subaru FORESTER 08-13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Infiniti fx 35/45 03-08 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Infiniti fx 37/50 2008- 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ле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Cerato 3 SD 2012- широкий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2" office:value-type="string">
            <text:p>commande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bongo 3 2004-2013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2" office:value-type="string">
            <text:p>cobra tuning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Optima 4 sd 2015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2" office:value-type="string">
            <text:p>commande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Cerato ( LD) 2004-2008 HB 5D 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Rio sedan 2017- 4 поколение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Cerato YD 2012- SET 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RIO 2005-2011 SED/PRIDE 2005-2009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RIO 2017-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Cerato LD 2004-2008 SED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Picanto (TA) 2011- 3D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Cerato 2018- sed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Sorento (BL) 2002-2009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Carens 2002-2006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Rio 2000-2005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Picanto (SA) 2003-2010 5d /morning 2007-2011 5d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Rio 2005-2011 HB 5D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Ветровик Kia Rio 2017- SEDAN/ k2 c 2017 sed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6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Rio 2005-2011 sed/PRIDE 2005-2009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Sorento (XM) 2009-2014 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Venga c 2009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Soul (SK3) с2019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Rio 2000-2005 HB 5D/ WAGO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Sportage 1994-2003; 1998-2008 сборка в калиниграде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CEED 2012- HB 3D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Forte(4) 2008- Curent 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2" office:value-type="string">
            <text:p>cobra tuning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Celtos 5D 2020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2" office:value-type="string">
            <text:p>cobra tuning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sorento 2013-2014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2" office:value-type="string">
            <text:p>artway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ceed 2 hb 3d eurostandart 2012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4 справа</text:p>
          </table:table-cell>
          <table:table-cell table:style-name="ce2" office:value-type="string">
            <text:p>cobra tuning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Sportage 2010-2016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5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Cerato 2003-2009 sed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5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Sorento 2009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5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Spectra/Shuma 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5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Sorento/Prime 2015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5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Sportage 2005-2010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5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Soul 2009-2014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5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Carens 2002-2006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5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Soul 2019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5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Sorento 2019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5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Optima 2016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5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Sportage 2020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5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Sportage 1998-2005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5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Picanto 2017- 5D HB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5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RIO 4 2011-2017 SED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5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Picanto 2004-2010 5d HB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5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Soul 2014-2019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5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Rio 3 2005-2011 HB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5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Ceed 2018- HB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5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sepha 2 1107-2000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5 справа</text:p>
          </table:table-cell>
          <table:table-cell table:style-name="ce6" office:value-type="string">
            <text:p><text:s/>?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Mohave(Borrego) (HM) c 2008-2016/c 2019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Carnival(UP/GQ) с 2002-2006 (0695)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Sportage 2010-2015 (0330)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Ceed (JD) 2012-2018 5D HB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Magentis 2000-2005(optima 2001-2005)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Carens 2006-2010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cerato (LD) 2004-2008 SED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RIO c 2017 sedan/k2 c 2017 sed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Sportage c 1994-2003; 1998-2008 сборка в Калиниграде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KIA RIO 2005-2011 HB 5D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pajero sport c 2008-/ challenger c 2008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pajero 3 3D 1998-2006 / pajero 4 3d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colt (z30) 2004-2012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lancer 1995-2003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Carizma 1995-2004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Galant 1996-2003 sedan/ aspire 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Outlander 2001-2007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Outlander 2007-2012 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Outlander 2012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Pajero 2 5d 1991-2000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Lancer 9 sedan 2000-2010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2" office:value-type="string">
            <text:p>дельта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Ветровик Mitsubishi Space Star 1998-2004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6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Carizma 1995-2004 hb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L200 1996-2006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lAncer 9 WAGON 2003-2007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ASX 2010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2" office:value-type="string">
            <text:p>ANV air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lancer x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2" office:value-type="string">
            <text:p>ANV air</text:p>
          </table:table-cell>
          <table:table-cell table:style-name="ce8" office:value-type="float" office:value="3">
            <text:p>3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lAncer 9 2003-2007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2" office:value-type="string">
            <text:p>ANV air</text:p>
          </table:table-cell>
          <table:table-cell table:style-name="ce8" office:value-type="float" office:value="3">
            <text:p>3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l200 2006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2" office:value-type="string">
            <text:p>ANV air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Outlander 2005-2012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pajero3-4 1999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pajero 2 5d 1991-2000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pajero sport 2000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2" office:value-type="string">
            <text:p>fire sport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pajero sport 1998-2007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Outlander airtrek 2001-2007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pajero sport 2016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Carizma 1995-2004 hb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2" office:value-type="string">
            <text:p>cobra tuning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Outlander 2001-2006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2" office:value-type="string">
            <text:p>silvar srat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lAncer x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2" office:value-type="string">
            <text:p>??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Outlander 2 xl 2006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2" office:value-type="string">
            <text:p>??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Outlander 2012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Itsubishi Lanser x 2007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3 сле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323 1994-1998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626 1992-1997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626 1992-1997 hb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3 2003-2008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6 2002-2008 wAGO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6 2002-2008 HB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323 1998-2003 HB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6 2002-2008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3 2009-2013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2" office:value-type="string">
            <text:p>ANV air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3 2004-2009 hb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2" office:value-type="string">
            <text:p>ANV air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3 2013 sedan hb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2" office:value-type="string">
            <text:p>ANV air</text:p>
          </table:table-cell>
          <table:table-cell table:style-name="ce8" office:value-type="float" office:value="3">
            <text:p>3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3 2004-2009 sedan только передние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cx5 2012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2" office:value-type="string">
            <text:p>ANV air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3 2004-2009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2" office:value-type="string">
            <text:p>ANV air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6 2012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6 2007-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2" office:value-type="string">
            <text:p>mvt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2007- hb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6 2007-2012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3 hb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6" office:value-type="string">
            <text:p>?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6 2001-2016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3 2002-2008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cx-7 2006-2013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cx5 2017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6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626 1997-2002 sd/hb 5d/ capella 1997-2002 sd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6 2007-2012 wago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232(BJ) 1998-2003 SD/ PROTEGE 1998-2000 SD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MPV 1999-2006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6 5 liftback 2007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2" office:value-type="string">
            <text:p>vsta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azda 5 2005-2010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ле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a4 (8e, b6/b7) 2001-2008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a6 (4G/C7) 2011-2018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a6 ( 4F/C6) 2005-2011 avant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a4 ( кузов 8d, b5) 1996-2001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Ветровик Audi a6 (4b,c5) 1997-2004 avant/audi a6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6" office:value-type="string">
            <text:p>Vital technologies (ВИП)</text:p>
          </table:table-cell>
          <table:table-cell table:style-name="ce9" office:value-type="float" office:value="0">
            <text:p>0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a4 ( кузов 8d, b5) 1996-2001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100 (44 кузов с3) 1982-1990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100 (45 кузов 4a c4) 1990-1994 / audi a6 (4a, c4) 1994-1997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3">
            <text:p>3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q5 2008-2012/ c 2012 гв(0312)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q7 2005-2010/2010-2015 (0361)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80 1966-1996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100 1982-1991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2" office:value-type="string">
            <text:p>ANV air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a6 c5 1997-2004 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2" office:value-type="string">
            <text:p>ANV air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a4 (b5) 1994-2000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q3 2011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a6 2005- 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2" office:value-type="string">
            <text:p>??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a4 b8 2008-2015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6" office:value-type="string">
            <text:p>acrylauto (Вад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a4 b6/b7 2000-2008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6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a4 b5 1994-2000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6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a4 1997-2001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2" office:value-type="string">
            <text:p>mvt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a6 c6 2005-2011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100 4d a-6 od 92 c-4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6" office:value-type="string">
            <text:p>?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a4 b8 2009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6" office:value-type="string">
            <text:p>?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Audi a6 05- sd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2" office:value-type="string">
            <text:p>корея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ветровик audi 80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2 справа</text:p>
          </table:table-cell>
          <table:table-cell table:style-name="ce2" office:value-type="string">
            <text:p>anv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BMW 5 СЕРИИ (E60) 2003-2010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1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BMW X5 (E53) 2000-2006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1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BMW X1 (E84) 2009-2012/2012-2015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1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BMW 3 СЕРИИ (E90) 2005-2012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1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BMW X5 (F15) 2013-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1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BMW 3 СЕРИИ (E46) 1998-2005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1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BMW 1 СЕРИИ (E87) 2004-2014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1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BMW 5 (E39) 1995-2003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1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BMW X5 (E70) 2007-2013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1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BMW 3 (E36) 1990-2000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1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BMW X5 (E53) 2000-2006 замотанный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1 справа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BMW 3 (E46) 1998-2005 sedan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1 справа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BMW e34-5 1988-1996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1 справа</text:p>
          </table:table-cell>
          <table:table-cell table:style-name="ce2" office:value-type="string">
            <text:p>???? тайвань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BMW 5 (E39) 1996-2004 </text:p>
          </table:table-cell>
          <table:table-cell table:style-name="ce6" office:value-type="string">
            <text:p>B (склад за розницей)</text:p>
          </table:table-cell>
          <table:table-cell table:style-name="ce6" office:value-type="string">
            <text:p>полка 1 справа</text:p>
          </table:table-cell>
          <table:table-cell table:style-name="ce2" office:value-type="string">
            <text:p>???? тайвань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Renault Scenic 2 (JM) 2003-2009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1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Renault Megane 2 5d 2002-2008 wago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1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Renault Megane 3 grandtour 2009-2016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1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Renault Megane 1 1995-2002 sed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1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Renault Megane 2 2002-2008 sed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1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Renault Laguna 2 grantour 2001-2007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1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Renault Laguna 2 2000-2007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1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Renault Sanero 2013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1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Renault Laguna 3 2007- hb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1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Renault Duster 2017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1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Renault Scenic 3 (JZ) 2009-2016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1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Renault Logan 2013- sed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1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Renault Duster 2010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1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Renault Megane 3 5d 2008-2015 hb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1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Renault Duster 2021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1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Renault Megane 3 2009- hb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1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Renault Fluence 2010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1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Renault Megane 2 2002-2008 sed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1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Renault Duster 2011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1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Renault Logan 2014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1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Renault ???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1</text:p>
          </table:table-cell>
          <table:table-cell table:style-name="ce2" office:value-type="string">
            <text:p>voron glass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F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Avensis 1997-2002 sed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Rav-4 2019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Corolla Verso 2004-2008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Rav-4 2006-2009, 2009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Rav-4 2013-2019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Rush 2006-2017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Ветровик Toyota Camry 2001-2006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6" office:value-type="string">
            <text:p>Vital technologies (ВИП)</text:p>
          </table:table-cell>
          <table:table-cell table:style-name="ce9" office:value-type="float" office:value="0">
            <text:p>0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Carina E AT190 1992-1997/corona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Camry 2011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Yaris/vitz 5d 5 1998-2005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Ветровик Toyota Corolla 9 e120, e130 sedan 2000-2007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3" office:value-type="string">
            <text:p>delta</text:p>
          </table:table-cell>
          <table:table-cell table:style-name="ce9" office:value-type="float" office:value="0">
            <text:p>0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Auris 2006-2012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C-HR 2018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COBRA tuning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Rav-4 2013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Camry xv70 sedan 2017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Land Cruiser 100 1997-2007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Land Cruiser Prado 120 2002-2009 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Land Cruiser 200 2007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Corolla 2007-2013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Ветровик Toyota Highlander II 2008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Rav-4 3 2006-2013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Ветровик Toyota Camry xv40 sedan 2006-2011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9" office:value-type="float" office:value="0">
            <text:p>0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Rav-4 2018-2020 xa50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3">
            <text:p>3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Auris 2007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mvt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Rav-4 2013-2019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Rav-4 ????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??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Rav-4 2006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vsta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Camry 7 2011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vsta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Prius 2009-2015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??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Camry 2001-2006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Avensis 2003-2008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Corolla 2000-2006 sed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Yaris/vitz 5d 5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Rav-4 2000-2006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Rav-4 2013-2019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??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Camry 2012- current 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??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Corolla 2011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??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Rav-4 2013-2019 vad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Corolla 2001-2007 hb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mvt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Corolla 2019 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Corolla 2007-2013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Rav-4 2006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mvt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avensis 2009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Rav-4 3 2006-2013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Touareg 2010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Sharan 1995-2000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Touran 2003-2010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Passat b6 2005- variant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Golf plus 2005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Polo 6 2020- sed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Polo 5 2010- sed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3">
            <text:p>3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T-4 1990-2004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Golf 3 3D 1991-1998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t5 2003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5">
            <text:p>5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Caddy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Passat b5 универсал 1996-2005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Polo <text:s/>5 HB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Polo 5 2009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3">
            <text:p>3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Jetta 5 2005-2010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Passat b5 седан 1996-2005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Tiguan 2007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Jetta 6 2010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4">
            <text:p>4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T-4 1990-2003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Polo 5 2009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b5 универсал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passat b3 b4 универсал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Passat b6-b7 sedan 2005-2010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Golf 7 4 двери 2012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coBRA tuning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Passat b3, b4 sedan 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6" office:value-type="string">
            <text:p>?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Touran 2 2010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T-4 один передний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golf 2 1983-1992 hb 5дв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Jetta 2011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Tiguan 2017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3">
            <text:p>3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Passat b5/b5+ sedan 1997-2005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golf 4 1999-2005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Bora 1999-2005/ jetta 4 2008-2005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Touareg 2010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golf 3 1991-1998 5d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Touareg 2003-2010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Passat b5 седан 1996-2005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mvt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golf plus 2004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??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Passat b3, b4 sedan 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Polo 5 2010- sed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6" office:value-type="string">
            <text:p>?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transporter t5/t5+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2" office:value-type="string">
            <text:p>delta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T-4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<text:s/>отсек 2</text:p>
          </table:table-cell>
          <table:table-cell table:style-name="ce6" office:value-type="string">
            <text:p>?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Citroen c3 5d 2002-2009 hb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Peugeut expert 2016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Citroen c3 5d 2009- hb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Peugeut 307 2001-2008 hb 5d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Peugeut 508 2010- sed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Peugeut 307 2001-2008 wago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Peugeut traveller 2017- 3d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Peugeut 406 1995-1999 sed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Peugeut 408 2012- sed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2" office:value-type="string">
            <text:p>delta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Peugeut 308 2008-2013 hb 5d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Peugeut partner 1 минивэн 1997-2012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Peugeut 206 2007-2010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Citroen c-elysee 4d 2013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2" office:value-type="string">
            <text:p>ANV air</text:p>
          </table:table-cell>
          <table:table-cell table:style-name="ce8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Ветровик Citroen c4 hb 2010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2" office:value-type="string">
            <text:p>ANV air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Citroen c4 sedan 2013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Peugeut 308 2007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Peugeut 407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Peugeut 507 5d 2006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Peugeut expert 2017-/citroen spacetouer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6" office:value-type="string">
            <text:p>?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Peugeut partner 2008-/citroen berlingo 2008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6" office:value-type="string">
            <text:p>?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Peugeut 207 hb 5d 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Peugeut 308 2008- универсал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6" office:value-type="string">
            <text:p>?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Citroen c5 2008- sed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citroen c4 sedan 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3 отсек 4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Land Cruiser prado 150 2009-2014, 2014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1 отсек 4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4runner 1996-2002 5d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1 отсек 4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camry xv20 1996-2002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1 отсек 4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yaris/vitz 3d 2005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1 отсек 4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highlander c 2013/ kluger c 2014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1 отсек 4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corolla e12 2001-2007 sed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1 отсек 4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Land Cruiser prado 90 1996-2002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1 отсек 4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land cruiser 200 2007/ lexus lx 570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1 отсек 4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prius 2009-2015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1 отсек 4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corolla 2011- 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1 отсек 4</text:p>
          </table:table-cell>
          <table:table-cell table:style-name="ce2" office:value-type="string">
            <text:p>????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prius 2009-2015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1 отсек 4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corolla 2000-2006 hb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1 отсек 4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Toyota corolla 2013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1 отсек 4</text:p>
          </table:table-cell>
          <table:table-cell table:style-name="ce2" office:value-type="string">
            <text:p>acrylauto (Вад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PAssat b3, b4 sedan 3 ШТ НЕТ ПЕРЕДНЕГО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висит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JETTA 6 SD 2010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висит</text:p>
          </table:table-cell>
          <table:table-cell table:style-name="ce2" office:value-type="string">
            <text:p>TT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Passat B6 B7 SEDAN 2005-2010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висит</text:p>
          </table:table-cell>
          <table:table-cell table:style-name="ce6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Caddy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висит</text:p>
          </table:table-cell>
          <table:table-cell table:style-name="ce6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GOLF 4 1997-2003 VARIANT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висит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CItroen c-5 2008- SE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висит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AMAROK 2010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висит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PAssat b3, b4 УНИЕРСАЛ 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висит</text:p>
          </table:table-cell>
          <table:table-cell table:style-name="ce2" office:value-type="string">
            <text:p>ANV air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GOLF-4 3d 1999-2003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висит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sharan 1995-2000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висит</text:p>
          </table:table-cell>
          <table:table-cell table:style-name="ce6" office:value-type="string">
            <text:p>Vital technologies (ВИП)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VW touareg 3 2018- <text:s/>внедорожник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висит</text:p>
          </table:table-cell>
          <table:table-cell table:style-name="ce2" office:value-type="string">
            <text:p>delta</text:p>
          </table:table-cell>
          <table:table-cell table:style-name="ce8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Ветровик VW GOLF 5-6 2003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висит</text:p>
          </table:table-cell>
          <table:table-cell table:style-name="ce2" office:value-type="string">
            <text:p>ANV air</text:p>
          </table:table-cell>
          <table:table-cell table:style-name="ce9" office:value-type="string">
            <text:p>ПРОДАН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ersedes w 126s 4D 85-91R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HEKO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ersedes V-class 1996-2003 куз W638(Vito)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tiam racing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ersedes-Benz Vito W638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ANV air (</text:p>
          </table:table-cell>
          <table:table-cell table:style-name="ce9" office:value-type="float" office:value="3">
            <text:p>3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ersedes Vito 03.96-0.3R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HEKO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ersedes Sprinter W906 2006г \ VW Krafter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ANV air</text:p>
          </table:table-cell>
          <table:table-cell table:style-name="ce9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ersedes Benz E-klasse 2002-2009гг седан W211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ersedes Benz C-klasse 1993-2000 седан W202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<text:s/>ветровик Mersedes Sprinter Sprinter classic 1995-2005, 2012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ANV air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<text:s/>ветровик Mersedes <text:s/>Sprinter classic 2014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?? (белая этикетка)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ersedes k-w639 Viano 2003-2014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auto tuning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ersedes Benz W210 1995-2002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ANV air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ersedes sprinter 2006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auto tuning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ersedes <text:s/>Vito Viano w639 Restyling 2009-20014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ANV air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ersedes Sprinter 2006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?? (белая этикетка)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ersedes-Benz T1 1977-1996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кобра тюнинг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ersedes-Benz M-klasse(W163) 1996-2005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3">
            <text:p>3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ersedes-Benz M-klasse(W164) 2005-2011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2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ersedes-Benz GLK-klasse 2008-2012; 2012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ersedes G-klasse (W463) 1990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ersedes-Benz C-klasse 2000-2007 седан(W203)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ersedes-Benz Vito W639 Restyling 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ANV air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<text:s/>ветровик Mersedes-Benz E-class 1984-1996 седан W124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ersedes-Benz GLK-klasse 2008- ; (x204) 2012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mercedes vito 639 2003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ANV air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ветровик mercedes sprinter classic 2 шт 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4</text:p>
          </table:table-cell>
          <table:table-cell table:style-name="ce2" office:value-type="string">
            <text:p>ANV air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Opel Meriva 2002-2006 2006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cobra tuning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combo Tour 2004- (плохой скотч на 1ом ветровике)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Cobra tuning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Corsa D 3D 2006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cobra tuning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Astra H седан 2006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GMG team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Meriva B 2010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?? (белая этикетка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Astra H wagon 2004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cobra tuning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Astra J 2010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ANV air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Mokka 2012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ANV air</text:p>
          </table:table-cell>
          <table:table-cell table:style-name="ce9" office:value-type="float" office:value="2">
            <text:p>2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Astra H wagon 2004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ANV air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Astra H хэтчбэк 3 двери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ANV air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Astra G седан 1998-2004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ANV air</text:p>
          </table:table-cell>
          <table:table-cell table:style-name="ce9" office:value-type="float" office:value="3">
            <text:p>3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Astra H хэтчбэк 2004-2009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ANV air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Astra H седан 2007-2012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ANV air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Vectra B 1995-2002 Carav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Astra G sports tourer c 2010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Astra H 2007- sed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2">
            <text:p>2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Corsa C 5d 2000-2006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Corsa D 5d 2006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2">
            <text:p>2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Meriva 2002-2010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Corsa D 3D 2006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Astra G 1998-2003 wago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Meriva 2011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Omega B 1994-2003 sed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Vectra A 1989-1996 sed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Zafira A 1999-2006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Zafira B 2006-2011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Astra H 2004- wago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Astra H 2004- hb 5D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2">
            <text:p>2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Corsa B 3D 1994-2000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Astra G 1998-2003 sed/hb 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Vectra B 1996-2001 sed/hb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Corsa D 5дв 2006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2">
            <text:p>2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Vectra C 2002- <text:s/>hb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2">
            <text:p>2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Zafira A 1999-2006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Astra 3дв 2012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Astra H 2004- универсал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Zafira B 2006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Astra G 1998-2004 универсал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Corsa D 3дв 2007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1998-2004/ chevrolet Viva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Opel Astra G 1998-2004 универсал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3</text:p>
          </table:table-cell>
          <table:table-cell table:style-name="ce2" office:value-type="string">
            <text:p>auto tuning MVT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Qashqai 2 2014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cobra tuning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Almera (n15) 1995-2000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vip tuning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Qashqai (?2006г?)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?? (белая этикетка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Tiida 5dr 2004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silvar star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Murano (Z50) 2002-2008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vip tuning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X-Trail 2 2007-2014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lux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(wind flex?)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кодо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X-Trail 2007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voron class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Maxima (A32) 1992-2000 / Maxima (A33) 2000-2006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X-Trail 2001-2006 кузов T30 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Murano (Z50) 2002-2008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Navara (D40) 2005- /Frontier 2ой (D40)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Almera (N16) 2000-2005 hb 5d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3" office:value-type="string">
            <text:p>ветровик Nissan Micra (K12) 2003- 5d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3" office:value-type="string">
            <text:p>Vital technologies (ВИП)</text:p>
          </table:table-cell>
          <table:table-cell table:style-name="ce9" office:value-type="float" office:value="0">
            <text:p>0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Juke (YF15) 2010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Primera (P11) 1996-2001 sed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Pathfinder (r52) 2014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Maxima (A32) 1994-2000 / Maxima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2">
            <text:p>2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Patrol (Y62) 2010- / Infiniti QX56 (Z62) 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Primera P10 <text:s/>1990-1997 sed 4дв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master car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Teana (J32) 2008 / Maxima A36 2008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cobra tuning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Primera Sd R10 1990-1995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cobra tuning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np300 (d22) c 2008/ fronner (d22) 2001-2005/navara (d22) 2001-2005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6" office:value-type="string">
            <text:p>???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Tiida hb кузов C11 2004-2014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ANV air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Pathfinder 2005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ANV air</text:p>
          </table:table-cell>
          <table:table-cell table:style-name="ce9" office:value-type="float" office:value="2">
            <text:p>2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Qashqai J11 2014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ANV air</text:p>
          </table:table-cell>
          <table:table-cell table:style-name="ce9" office:value-type="float" office:value="2">
            <text:p>2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3" office:value-type="string">
            <text:p>ветровик Nissan N16 sed Almera Classic B10 2000-2012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3" office:value-type="string">
            <text:p>ANV air</text:p>
          </table:table-cell>
          <table:table-cell table:style-name="ce9" office:value-type="float" office:value="0">
            <text:p>0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Qashqai G10 2007-2014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ANV air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Tiida кузов С11 2004-2014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ANV air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X-Trail 2013 кузов Т32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ANV air</text:p>
          </table:table-cell>
          <table:table-cell table:style-name="ce9" office:value-type="float" office:value="2">
            <text:p>2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Note E11 4двери 2004-2013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ANV air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Dutsun on-Do 2014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ANV air</text:p>
          </table:table-cell>
          <table:table-cell table:style-name="ce9" office:value-type="float" office:value="2">
            <text:p>2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X-Trail 2007-2014 кузов T31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ANV air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Nissan Almera G15 2015- 2018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ANV air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3">
          <table:table-cell table:style-name="ce5" office:value-type="string">
            <text:p>ветровик Nissan almera 2000-2012</text:p>
            <text:p/>
            <text:p/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ANV air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Nissan Tiida 2004- универсал 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auto tuning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X-Trail 2007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auto tuning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3" office:value-type="string">
            <text:p>ветровик Nissan Tiida 2004- sed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auto tuning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Almera Classic 2006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auto tuning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Micra/March 2003-2010 5дв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Teana 2014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Note 2006-2014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3" office:value-type="string">
            <text:p>ветровик Nissan X-Trail 2000-2006 кузов T30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3" office:value-type="string">
            <text:p>acrylauto (Вад)</text:p>
          </table:table-cell>
          <table:table-cell table:style-name="ce9" office:value-type="float" office:value="0">
            <text:p>0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X-Trail <text:s/>2007-2014 кузов T31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3" office:value-type="string">
            <text:p>ветровик Nissan Almera 2000-2013 кузов N16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3" office:value-type="string">
            <text:p>acrylauto (Вад)</text:p>
          </table:table-cell>
          <table:table-cell table:style-name="ce9" office:value-type="float" office:value="0">
            <text:p>0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Nissan Primera 2001-2008 кузов P12 sed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2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Honda SRV new 2006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?? (белая этикетка)</text:p>
          </table:table-cell>
          <table:table-cell table:style-name="ce9" office:value-type="float" office:value="1">
            <text:p>1</text:p>
          </table:table-cell>
          <table:table-cell table:style-name="ce14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Honda CR-V 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?? (белая этикетка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Honda CR-V 2012-2016 нерж:молдинг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headway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Honda Jazz Mugen 2008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sus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Honda Accord 2008-2012 / Spirior 2009- sed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2">
            <text:p>2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3" office:value-type="string">
            <text:p>ветровик Honda Civic 8 2006-2011 sed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Honda CR-V 1995-2002 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Honda HR-V 1998-2005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vip tuning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Honda CR-V 2002-2007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Honda Civic 2006- sedan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Honda CRV 2006-2013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ANV air</text:p>
          </table:table-cell>
          <table:table-cell table:style-name="ce9" office:value-type="float" office:value="3">
            <text:p>3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Honda CRV 2013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ANV air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Honda Fit/ Jazz 2001-207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ANV air</text:p>
          </table:table-cell>
          <table:table-cell table:style-name="ce9" office:value-type="float" office:value="2">
            <text:p>2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Honda Accord 4й 2002-2007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ANV air</text:p>
          </table:table-cell>
          <table:table-cell table:style-name="ce9" office:value-type="float" office:value="2">
            <text:p>2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Honda CR-V 2007-2012 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Honda CR-V 2002-2007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Honda Fit / Jazz 2008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Honda CR-V 2007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mvt</text:p>
          </table:table-cell>
          <table:table-cell table:style-name="ce9" office:value-type="float" office:value="1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ветровик Suzuki SX4 hb 2006-2013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ANV air</text:p>
          </table:table-cell>
          <table:table-cell table:style-name="ce9" office:value-type="float" office:value="2">
            <text:p>2</text:p>
          </table:table-cell>
          <table:table-cell table:style-name="ce14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Suzuki Grand Vitara 2 2005г 4дв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ANV air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Suzuki liana 2001-2007 sed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vip tuning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Suzuki SX4 S-Cross 2013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vip tuning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Suzuki Grand vitara 2 3d / Escudo 1998-2005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Suzuki Grand Vitara 3d 2005- / Escudo (TD54V)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vital technologies (ВИП)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Suzuki Grand Vitara 2011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auto tuning</text:p>
          </table:table-cell>
          <table:table-cell table:style-name="ce9" office:value-type="float" office:value="1">
            <text:p>1</text:p>
          </table:table-cell>
          <table:table-cell table:style-name="ce12"/>
          <table:table-cell table:style-name="ce2"/>
          <table:table-cell table:number-columns-repeated="1017"/>
        </table:table-row>
        <table:table-row table:style-name="ro1">
          <table:table-cell table:style-name="ce2" office:value-type="string">
            <text:p>ветровик Suzuki <text:s/>Vitara <text:s/>2015-</text:p>
          </table:table-cell>
          <table:table-cell table:style-name="ce6" office:value-type="string">
            <text:p>С (склад середина)</text:p>
          </table:table-cell>
          <table:table-cell table:style-name="ce6" office:value-type="string">
            <text:p>полка 2 отсек 1</text:p>
          </table:table-cell>
          <table:table-cell table:style-name="ce2" office:value-type="string">
            <text:p>acrylauto (Вад)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style-name="ce2"/>
          <table:table-cell table:number-columns-repeated="1017"/>
        </table:table-row>
        <table:table-row table:style-name="ro1" table:number-rows-repeated="1001">
          <table:table-cell table:number-columns-repeated="4"/>
          <table:table-cell table:style-name="ce10"/>
          <table:table-cell table:number-columns-repeated="1019"/>
        </table:table-row>
        <table:table-row table:style-name="ro4" table:number-rows-repeated="1046817">
          <table:table-cell table:number-columns-repeated="1024"/>
        </table:table-row>
        <table:table-row table:style-name="ro5" table:number-rows-repeated="27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print-page-order="ltr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5">05.11.2022</text:date>, <text:time>16:3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dc:date>2022-11-05T16:35:15.72</dc:date>
    <dc:creator>Софья Сысоева</dc:creator>
    <meta:editing-duration>PT6M28S</meta:editing-duration>
    <meta:editing-cycles>1</meta:editing-cycles>
    <meta:document-statistic meta:table-count="1" meta:cell-count="2422" meta:object-count="0"/>
  </office:meta>
</office:document-meta>
</file>